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dee6ef" draw:textarea-horizontal-align="justify" draw:textarea-vertical-align="middle" draw:auto-grow-height="false" fo:min-height="3.585cm" fo:min-width="6.666cm" loext:decorative="false"/>
      <style:paragraph-properties style:writing-mode="lr-tb"/>
    </style:style>
    <style:style style:name="gr2" style:family="graphic" style:parent-style-name="standard">
      <style:graphic-properties draw:fill-color="#ffd8ce" draw:textarea-horizontal-align="justify" draw:textarea-vertical-align="middle" draw:auto-grow-height="false" fo:min-height="1.296cm" fo:min-width="7.406cm" loext:decorative="false"/>
      <style:paragraph-properties style:writing-mode="lr-tb"/>
    </style:style>
    <style:style style:name="gr3" style:family="graphic" style:parent-style-name="objectwithoutfill">
      <style:graphic-properties svg:stroke-width="0.212cm" svg:stroke-color="#dddddd" draw:marker-start-width="0.518cm" draw:marker-end="Arrowheads_20_1" draw:marker-end-width="0.618cm" draw:fill="none" draw:textarea-vertical-align="middle" fo:padding-top="0.231cm" fo:padding-bottom="0.231cm" fo:padding-left="0.356cm" fo:padding-right="0.356cm" loext:decorative="false"/>
    </style:style>
    <style:style style:name="gr4" style:family="graphic" style:parent-style-name="objectwithoutfill">
      <style:graphic-properties svg:stroke-width="0.212cm" svg:stroke-color="#dddddd" draw:marker-start-width="0.518cm" draw:marker-end="Arrowheads_20_2" draw:marker-end-width="0.618cm" draw:fill="none" draw:textarea-vertical-align="middle" fo:padding-top="0.231cm" fo:padding-bottom="0.231cm" fo:padding-left="0.356cm" fo:padding-right="0.356cm" loext:decorative="false"/>
    </style:style>
    <style:style style:name="gr5" style:family="graphic" style:parent-style-name="standard">
      <style:graphic-properties draw:fill-color="#f6f9d4" draw:textarea-horizontal-align="justify" draw:textarea-vertical-align="middle" draw:auto-grow-height="false" fo:min-height="1.296cm" fo:min-width="6.079cm" loext:decorative="false"/>
      <style:paragraph-properties style:writing-mode="lr-tb"/>
    </style:style>
    <style:style style:name="gr6" style:family="graphic" style:parent-style-name="objectwithoutfill">
      <style:graphic-properties svg:stroke-width="0.212cm" svg:stroke-color="#dddddd" draw:marker-start-width="0.518cm" draw:marker-end="Arrowheads_20_6" draw:marker-end-width="0.618cm" draw:fill="none" draw:textarea-vertical-align="middle" fo:padding-top="0.231cm" fo:padding-bottom="0.231cm" fo:padding-left="0.356cm" fo:padding-right="0.356cm" loext:decorative="false"/>
    </style:style>
    <style:style style:name="gr7" style:family="graphic" style:parent-style-name="objectwithoutfill">
      <style:graphic-properties svg:stroke-width="0.212cm" svg:stroke-color="#dddddd" draw:marker-start-width="0.518cm" draw:marker-end="Arrowheads_20_8" draw:marker-end-width="0.618cm" draw:fill="none" draw:textarea-vertical-align="middle" fo:padding-top="0.231cm" fo:padding-bottom="0.231cm" fo:padding-left="0.356cm" fo:padding-right="0.356cm" loext:decorative="false"/>
    </style:style>
    <style:style style:name="gr8" style:family="graphic">
      <style:graphic-properties style:protect="size" loext:decorative="false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3.585cm" fo:min-width="8.206cm" loext:decorative="false"/>
      <style:paragraph-properties style:writing-mode="lr-tb"/>
    </style:style>
    <style:style style:name="gr10" style:family="graphic" style:parent-style-name="objectwithoutfill">
      <style:graphic-properties svg:stroke-width="0.212cm" svg:stroke-color="#dddddd" draw:marker-start-width="0.518cm" draw:marker-end="Arrowheads_20_11" draw:marker-end-width="0.618cm" draw:fill="none" draw:textarea-vertical-align="middle" fo:padding-top="0.231cm" fo:padding-bottom="0.231cm" fo:padding-left="0.356cm" fo:padding-right="0.356cm" loext:decorative="false"/>
    </style:style>
    <style:style style:name="pr1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-color="#dee6ef"/>
      <style:paragraph-properties fo:text-align="center"/>
    </style:style>
    <style:style style:name="P4" style:family="paragraph">
      <loext:graphic-properties draw:fill-color="#ffd8ce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6f9d4"/>
      <style:paragraph-properties fo:text-align="center"/>
    </style:style>
    <style:style style:name="P7" style:family="paragraph">
      <loext:graphic-properties draw:fill-color="#fffff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custom-shape draw:style-name="gr1" draw:text-style-name="P3" xml:id="id2" draw:id="id2" draw:layer="layout" svg:width="7.58cm" svg:height="4.249cm" svg:x="15.631cm" svg:y="7.82cm">
          <text:p text:style-name="P1"><text:span text:style-name="T1">Simulation sequence</text:span></text:p>
          <text:p text:style-name="P2">1. Start a population</text:p>
          <text:p text:style-name="P2">2. Seed a monoculture</text:p>
          <text:p text:style-name="P2">3. Run sim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1" draw:id="id1" draw:layer="layout" svg:width="8.072cm" svg:height="1.712cm" svg:x="10.008cm" svg:y="5.121cm">
          <text:p text:style-name="P1">Select cell size class</text:p>
          <text:p text:style-name="P1">(<text:span text:style-name="T2">i</text:span> = 0,3,7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5" draw:layer="layout" draw:type="curve" svg:x1="18.08cm" svg:y1="5.977cm" svg:x2="19.421cm" svg:y2="7.82cm" draw:start-shape="id1" draw:start-glue-point="1" draw:end-shape="id2" draw:end-glue-point="0" svg:d="M18080 5977c894 0 1341 614 1341 1843" svg:viewBox="0 0 1342 1844">
          <text:p/>
        </draw:connector>
        <draw:connector draw:style-name="gr4" draw:text-style-name="P5" draw:layer="layout" draw:type="curve" svg:x1="15.631cm" svg:y1="9.944cm" svg:x2="14.044cm" svg:y2="6.833cm" draw:start-shape="id2" draw:start-glue-point="3" draw:end-shape="id1" svg:d="M15631 9944c-1058 0-1587-1037-1587-3111" svg:viewBox="0 0 1588 3112">
          <text:p/>
        </draw:connector>
        <draw:custom-shape draw:style-name="gr5" draw:text-style-name="P6" xml:id="id3" draw:id="id3" draw:layer="layout" svg:width="6.745cm" svg:height="1.712cm" svg:x="5.136cm" svg:y="2.522cm">
          <text:p text:style-name="P1">Select mixing interval</text:p>
          <text:p text:style-name="P1">(<text:span text:style-name="T2">Tmix</text:span> = 8, 32, 64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curve" svg:x1="11.881cm" svg:y1="3.378cm" svg:x2="14.044cm" svg:y2="5.121cm" draw:start-shape="id3" draw:start-glue-point="1" draw:end-shape="id1" draw:end-glue-point="0" svg:d="M11881 3378c1442 0 2163 581 2163 1743" svg:viewBox="0 0 2164 1744">
          <text:p/>
        </draw:connector>
        <draw:connector draw:style-name="gr7" draw:text-style-name="P5" draw:layer="layout" draw:type="curve" svg:x1="10.008cm" svg:y1="5.977cm" svg:x2="8.508cm" svg:y2="4.234cm" draw:start-shape="id1" draw:end-shape="id3" draw:end-glue-point="2" svg:d="M10008 5977c-1000 0-1500-581-1500-1743" svg:viewBox="0 0 1501 1744">
          <text:p/>
        </draw:connector>
        <presentation:notes draw:style-name="dp2">
          <draw:page-thumbnail draw:style-name="gr8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custom-shape draw:style-name="gr9" draw:text-style-name="P3" xml:id="id5" draw:id="id5" draw:layer="layout" svg:width="9.12cm" svg:height="4.249cm" svg:x="11.331cm" svg:y="5.42cm">
          <text:p text:style-name="P1"><text:span text:style-name="T1">Simulation sequence</text:span></text:p>
          <text:p text:style-name="P2">1. Start a population</text:p>
          <text:p text:style-name="P2">2. Seed “all” cell size classes</text:p>
          <text:p text:style-name="P2">3. Run sim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6" xml:id="id4" draw:id="id4" draw:layer="layout" svg:width="6.745cm" svg:height="1.712cm" svg:x="5.136cm" svg:y="2.522cm">
          <text:p text:style-name="P1">Select mixing interval</text:p>
          <text:p text:style-name="P1">(<text:span text:style-name="T2">Tmix</text:span> = 8, 32, 64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5" draw:layer="layout" draw:type="curve" svg:x1="11.881cm" svg:y1="3.378cm" svg:x2="15.891cm" svg:y2="5.42cm" draw:start-shape="id4" draw:start-glue-point="1" draw:end-shape="id5" draw:end-glue-point="0" svg:d="M11881 3378c2674 0 4010 680 4010 2042" svg:viewBox="0 0 4011 2043">
          <text:p/>
        </draw:connector>
        <draw:connector draw:style-name="gr10" draw:text-style-name="P5" draw:layer="layout" draw:type="curve" svg:x1="11.331cm" svg:y1="7.544cm" svg:x2="8.508cm" svg:y2="4.234cm" draw:start-shape="id5" draw:start-glue-point="3" draw:end-shape="id4" svg:d="M11331 7544c-1882 0-2823-1103-2823-3310" svg:viewBox="0 0 2824 3311">
          <text:p/>
        </draw:connector>
        <presentation:notes draw:style-name="dp1">
          <draw:page-thumbnail draw:style-name="gr8" draw:layer="layout" svg:width="18.624cm" svg:height="10.476cm" svg:x="1.482cm" svg:y="2.123cm" draw:page-number="2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presentation:notes draw:style-name="dp2">
          <draw:page-thumbnail draw:style-name="gr8" draw:layer="layout" svg:width="18.624cm" svg:height="10.476cm" svg:x="1.482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29T09:44:00.743814894</meta:creation-date>
    <dc:date>2025-12-29T10:25:43.153282104</dc:date>
    <meta:editing-duration>PT31M26S</meta:editing-duration>
    <meta:editing-cycles>8</meta:editing-cycles>
    <meta:generator>LibreOffice/24.2.7.2$Linux_X86_64 LibreOffice_project/420$Build-2</meta:generator>
    <meta:document-statistic meta:object-count="38"/>
  </office:meta>
</office:document-meta>
</file>